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0000003AF343457782F562ED9.png" manifest:media-type="image/png"/>
  <manifest:file-entry manifest:full-path="Pictures/1000000000000312000003ABB17D28720DC0C752.png" manifest:media-type="image/png"/>
  <manifest:file-entry manifest:full-path="Pictures/1000000000000306000003A19391086CB602CD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rsid="001bf7ff" officeooo:paragraph-rsid="001bf7f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бавление игроков.</text:p>
      <text:p text:style-name="P1"/>
      <text:p text:style-name="P1"><draw:frame draw:style-name="fr1" draw:name="Изображение1" text:anchor-type="as-char" svg:width="16.999cm" svg:height="20.401cm" draw:z-index="0"><draw:image xlink:href="Pictures/1000000000000306000003A19391086CB602CD97.png" xlink:type="simple" xlink:show="embed" xlink:actuate="onLoad" draw:mime-type="image/png"/></draw:frame></text:p>
      <text:p text:style-name="P1"/>
      <text:p text:style-name="P1"><text:soft-page-break/><draw:frame draw:style-name="fr1" draw:name="Изображение2" text:anchor-type="as-char" svg:width="16.999cm" svg:height="20.306cm" draw:z-index="1"><draw:image xlink:href="Pictures/1000000000000312000003ABB17D28720DC0C752.png" xlink:type="simple" xlink:show="embed" xlink:actuate="onLoad" draw:mime-type="image/png"/></draw:frame></text:p>
      <text:p text:style-name="P1"/>
      <text:p text:style-name="P1"><text:soft-page-break/><draw:frame draw:style-name="fr1" draw:name="Изображение3" text:anchor-type="as-char" svg:width="16.999cm" svg:height="20.445cm" draw:z-index="2"><draw:image xlink:href="Pictures/1000000000000310000003AF343457782F562ED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4-16T11:29:36.800681400</dc:date>
    <meta:editing-cycles>2</meta:editing-cycles>
    <meta:editing-duration>PT4M37S</meta:editing-duration>
    <meta:document-statistic meta:table-count="0" meta:image-count="3" meta:object-count="0" meta:page-count="3" meta:paragraph-count="4" meta:word-count="4" meta:character-count="38" meta:non-whitespace-character-count="36"/>
    <meta:user-defined meta:name="Поле 1"/>
    <meta:user-defined meta:name="Поле 2"/>
    <meta:user-defined meta:name="Поле 3"/>
    <meta:user-defined meta:name="Поле 4"/>
  </office:meta>
</office:document-meta>
</file>